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AdminPermission.match_property( char [ ] a , int i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7">
            <text:p text:style-name="Table_20_Contents">4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serAdminPermission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dminPermission.match_credential( char [ ] a , int i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9">
            <text:p text:style-name="Table_20_Contents">5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Admin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dminPermissionCollection.UserAdmin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dminPermissionCollection.implies( Permission permiss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UserAdminPermission.match_change( char [ ] a , int 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AdminPermission.UserAdminPermission( String nam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dminPermission.readObject( java . io .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dminPermission.getMask( String actions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UserAdmin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AdminPermission.getAc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serAdminPermissio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erAdminPermission.UserAdminPermission( String name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dminPermissionCollection.add( Permission permi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serAdmin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dminPermission.match_get( char [ ] a ,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dminPermission.implies( Permission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AdminPermission.init( int mas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AdminPermission.writeObject( java . io . ObjectOut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Admin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